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Consolas" svg:font-family="Consolas" style:font-pitch="fixed"/>
    <style:font-face style:name="WenQuanYi Zen Hei" svg:font-family="'WenQuanYi Zen 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.2736in" fo:margin-left="1.4132in" fo:margin-right="1.2382in" table:align="margins"/>
    </style:style>
    <style:style style:name="Table1.A" style:family="table-column">
      <style:table-column-properties style:column-width="1.2931in" style:rel-column-width="19828*"/>
    </style:style>
    <style:style style:name="Table1.B" style:family="table-column">
      <style:table-column-properties style:column-width="2.9806in" style:rel-column-width="45707*"/>
    </style:style>
    <style:style style:name="Table1.A1" style:family="table-cell">
      <style:table-cell-properties style:vertical-align="middle" fo:padding="0.0382in" fo:border="none"/>
    </style:style>
    <style:style style:name="Table2" style:family="table" style:master-page-name="">
      <style:table-properties style:width="6.4528in" fo:margin-left="0.2597in" fo:margin-right="0.2125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3313in" style:rel-column-width="3364*"/>
    </style:style>
    <style:style style:name="Table2.B" style:family="table-column">
      <style:table-column-properties style:column-width="6.1215in" style:rel-column-width="62171*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>
      <style:table-cell-properties style:vertical-align="middle" fo:background-color="transparent" fo:padding="0.0382in" fo:border-left="0.0007in solid #000000" fo:border-right="none" fo:border-top="0.0007in solid #000000" fo:border-bottom="0.0007in solid #000000" style:writing-mode="pag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0.0007in solid #000000" fo:border-top="0.0007in solid #000000" fo:border-bottom="0.0007in solid #000000" style:writing-mode="page">
        <style:background-image/>
      </style:table-cell-properties>
    </style:style>
    <style:style style:name="Table4" style:family="table" style:master-page-name="">
      <style:table-properties style:width="6.4528in" fo:margin-left="0.2597in" fo:margin-right="0.2125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0.3313in" style:rel-column-width="3364*"/>
    </style:style>
    <style:style style:name="Table4.B" style:family="table-column">
      <style:table-column-properties style:column-width="6.1215in" style:rel-column-width="62171*"/>
    </style:style>
    <style:style style:name="Table4.1" style:family="table-row">
      <style:table-row-properties fo:background-color="transparent" style:keep-together="true" fo:keep-together="auto">
        <style:background-image/>
      </style:table-row-properties>
    </style:style>
    <style:style style:name="Table4.A1" style:family="table-cell">
      <style:table-cell-properties style:vertical-align="middle" fo:background-color="transparent" fo:padding="0.0382in" fo:border-left="0.0007in solid #000000" fo:border-right="none" fo:border-top="0.0007in solid #000000" fo:border-bottom="0.0007in solid #000000" style:writing-mode="page">
        <style:background-image/>
      </style:table-cell-properties>
    </style:style>
    <style:style style:name="Table4.B1" style:family="table-cell">
      <style:table-cell-properties style:vertical-align="middle" fo:background-color="transparent" fo:padding="0.0382in" fo:border-left="none" fo:border-right="0.0007in solid #000000" fo:border-top="0.0007in solid #000000" fo:border-bottom="0.0007in solid #000000" style:writing-mode="page">
        <style:background-image/>
      </style:table-cell-properties>
    </style:style>
    <style:style style:name="Table5" style:family="table" style:master-page-name="">
      <style:table-properties style:width="6.4528in" fo:margin-left="0.2597in" fo:margin-right="0.2125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0.3313in" style:rel-column-width="3364*"/>
    </style:style>
    <style:style style:name="Table5.B" style:family="table-column">
      <style:table-column-properties style:column-width="6.1215in" style:rel-column-width="62171*"/>
    </style:style>
    <style:style style:name="Table5.1" style:family="table-row">
      <style:table-row-properties fo:background-color="transparent" style:keep-together="true" fo:keep-together="auto">
        <style:background-image/>
      </style:table-row-properties>
    </style:style>
    <style:style style:name="Table5.A1" style:family="table-cell">
      <style:table-cell-properties style:vertical-align="middle" fo:background-color="transparent" fo:padding="0.0382in" fo:border-left="0.0007in solid #000000" fo:border-right="none" fo:border-top="0.0007in solid #000000" fo:border-bottom="0.0007in solid #000000" style:writing-mode="page">
        <style:background-image/>
      </style:table-cell-properties>
    </style:style>
    <style:style style:name="Table5.B1" style:family="table-cell">
      <style:table-cell-properties style:vertical-align="middle" fo:background-color="transparent" fo:padding="0.0382in" fo:border-left="none" fo:border-right="0.0007in solid #000000" fo:border-top="0.0007in solid #000000" fo:border-bottom="0.0007in solid #000000" style:writing-mode="page">
        <style:background-image/>
      </style:table-cell-properties>
    </style:style>
    <style:style style:name="Table6" style:family="table" style:master-page-name="">
      <style:table-properties style:width="6.4528in" fo:margin-left="0.2597in" fo:margin-right="0.2125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6.A" style:family="table-column">
      <style:table-column-properties style:column-width="6.4528in" style:rel-column-width="65535*"/>
    </style:style>
    <style:style style:name="Table6.1" style:family="table-row">
      <style:table-row-properties fo:background-color="transparent" style:keep-together="true" fo:keep-together="auto">
        <style:background-image/>
      </style:table-row-properties>
    </style:style>
    <style:style style:name="Table6.A1" style:family="table-cell">
      <style:table-cell-properties style:vertical-align="middle" fo:background-color="transparent" fo:padding="0.0382in" fo:border="0.0007in solid #000000" style:writing-mode="page">
        <style:background-image/>
      </style:table-cell-properties>
    </style:style>
    <style:style style:name="Table7" style:family="table" style:master-page-name="">
      <style:table-properties style:width="2.8528in" fo:margin-left="0.2597in" fo:margin-right="3.8125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2.8528in" style:rel-column-width="65535*"/>
    </style:style>
    <style:style style:name="Table7.1" style:family="table-row">
      <style:table-row-properties fo:background-color="transparent" style:keep-together="true" fo:keep-together="auto">
        <style:background-image/>
      </style:table-row-properties>
    </style:style>
    <style:style style:name="Table7.A1" style:family="table-cell">
      <style:table-cell-properties style:vertical-align="middle" fo:background-color="transparent" fo:padding="0.0382in" fo:border="0.0007in solid #000000" style:writing-mode="page">
        <style:background-image/>
      </style:table-cell-properties>
    </style:style>
    <style:style style:name="Table8" style:family="table" style:master-page-name="">
      <style:table-properties style:width="2.8528in" fo:margin-left="0.2597in" fo:margin-right="3.8125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2.8528in" style:rel-column-width="65535*"/>
    </style:style>
    <style:style style:name="Table8.1" style:family="table-row">
      <style:table-row-properties fo:background-color="transparent" style:keep-together="true" fo:keep-together="auto">
        <style:background-image/>
      </style:table-row-properties>
    </style:style>
    <style:style style:name="Table8.A1" style:family="table-cell">
      <style:table-cell-properties style:vertical-align="middle" fo:background-color="transparent" fo:padding="0.0382in" fo:border="0.0007in solid #000000" style:writing-mode="page">
        <style:background-image/>
      </style:table-cell-properties>
    </style:style>
    <style:style style:name="Table9" style:family="table" style:master-page-name="">
      <style:table-properties style:width="2.8528in" fo:margin-left="0.2597in" fo:margin-right="3.8125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2.8528in" style:rel-column-width="65535*"/>
    </style:style>
    <style:style style:name="Table9.1" style:family="table-row">
      <style:table-row-properties fo:background-color="transparent" style:keep-together="true" fo:keep-together="auto">
        <style:background-image/>
      </style:table-row-properties>
    </style:style>
    <style:style style:name="Table9.A1" style:family="table-cell">
      <style:table-cell-properties style:vertical-align="middle" fo:background-color="transparent" fo:padding="0.0382in" fo:border="0.0007in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  <style:text-properties style:font-name="Consolas" fo:font-size="20pt" fo:font-weight="bold" style:font-name-asian="WenQuanYi Zen Hei" style:font-size-asian="20pt" style:font-weight-asian="bold" style:font-size-complex="20pt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font-name="Consolas" fo:font-size="30pt" style:font-name-asian="WenQuanYi Zen Hei" style:font-size-asian="30pt" style:font-size-complex="30pt"/>
    </style:style>
    <style:style style:name="P3" style:family="paragraph" style:parent-style-name="Table_20_Contents">
      <style:paragraph-properties fo:text-align="center" style:justify-single-word="false"/>
      <style:text-properties style:font-name="Consolas" fo:font-size="20pt" fo:font-weight="bold" style:font-name-asian="WenQuanYi Zen Hei" style:font-size-asian="20pt" style:font-weight-asian="bold" style:font-size-complex="20pt" style:font-weight-complex="bold"/>
    </style:style>
    <style:style style:name="P4" style:family="paragraph" style:parent-style-name="Table_20_Contents">
      <style:text-properties style:font-name="Consolas" fo:font-size="10.5pt" style:font-name-asian="Consolas" style:font-size-asian="10.5pt" style:font-size-complex="10.5pt"/>
    </style:style>
    <style:style style:name="P5" style:family="paragraph" style:parent-style-name="Standard">
      <style:paragraph-properties fo:margin-top="0in" fo:margin-bottom="0.0654in"/>
      <style:text-properties style:font-name="Consolas" fo:font-size="11pt" fo:font-weight="normal" style:font-name-asian="WenQuanYi Zen Hei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left="0.2992in" fo:margin-right="0in" fo:margin-top="0in" fo:margin-bottom="0.0654in" fo:text-indent="0in" style:auto-text-indent="false">
        <style:tab-stops>
          <style:tab-stop style:position="0in"/>
        </style:tab-stops>
      </style:paragraph-properties>
      <style:text-properties style:font-name="Consolas" fo:font-size="11pt" fo:font-weight="normal" style:font-name-asian="WenQuanYi Zen Hei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in" fo:margin-right="0.0047in" fo:text-indent="0in" style:auto-text-indent="false"/>
      <style:text-properties style:font-name="Consolas" fo:font-size="10.5pt" style:font-name-asian="Consolas" style:font-size-asian="10.5pt" style:font-size-complex="10.5pt"/>
    </style:style>
    <style:style style:name="P8" style:family="paragraph" style:parent-style-name="Table_20_Contents">
      <style:paragraph-properties fo:margin-left="0.1543in" fo:margin-right="0.0047in" fo:text-indent="0in" style:auto-text-indent="false"/>
      <style:text-properties style:font-name="Consolas" fo:font-size="10.5pt" style:font-name-asian="Consolas" style:font-size-asian="10.5pt" style:font-size-complex="10.5pt"/>
    </style:style>
    <style:style style:name="P9" style:family="paragraph" style:parent-style-name="Standard">
      <style:paragraph-properties fo:margin-top="0.0654in" fo:margin-bottom="0.0654in"/>
      <style:text-properties style:font-name="Consolas" fo:font-size="11pt" style:font-name-asian="WenQuanYi Zen Hei" style:font-size-asian="11pt" style:font-size-complex="11pt"/>
    </style:style>
    <style:style style:name="P10" style:family="paragraph" style:parent-style-name="Heading_20_1">
      <style:paragraph-properties fo:text-align="center" style:justify-single-word="false"/>
      <style:text-properties style:font-name="Consolas" fo:font-size="30pt" style:font-name-asian="WenQuanYi Zen Hei" style:font-size-asian="30pt" style:font-size-complex="30pt"/>
    </style:style>
    <style:style style:name="P11" style:family="paragraph" style:parent-style-name="Heading_20_1">
      <style:text-properties fo:font-size="20pt" style:font-name-asian="WenQuanYi Zen Hei" style:font-size-asian="20pt" style:font-name-complex="Tahoma" style:font-size-complex="20pt"/>
    </style:style>
    <style:style style:name="P12" style:family="paragraph" style:parent-style-name="Heading_20_1">
      <style:paragraph-properties fo:break-before="page"/>
      <style:text-properties style:font-name="Consolas" fo:font-size="20pt" style:font-name-asian="WenQuanYi Zen Hei" style:font-size-asian="20pt" style:font-size-complex="20pt"/>
    </style:style>
    <style:style style:name="P13" style:family="paragraph" style:parent-style-name="Heading_20_1">
      <style:paragraph-properties fo:margin-top="0.1665in" fo:margin-bottom="0.0835in" fo:keep-with-next="always"/>
      <style:text-properties style:font-name="Arial" fo:font-size="20pt" style:font-name-asian="WenQuanYi Zen Hei" style:font-size-asian="20pt" style:font-name-complex="Tahoma" style:font-size-complex="20pt"/>
    </style:style>
    <style:style style:name="P14" style:family="paragraph" style:parent-style-name="Header">
      <style:paragraph-properties fo:text-align="center" style:justify-single-word="false"/>
      <style:text-properties fo:font-weight="normal" style:font-name-asian="Droid Sans" style:font-weight-asian="normal" style:font-weight-complex="normal"/>
    </style:style>
    <style:style style:name="P15" style:family="paragraph" style:parent-style-name="Heading_20_2">
      <style:paragraph-properties fo:margin-top="0.1665in" fo:margin-bottom="0.0835in" fo:keep-with-next="always"/>
    </style:style>
    <style:style style:name="P16" style:family="paragraph" style:parent-style-name="Heading_20_2">
      <style:paragraph-properties fo:margin-top="0.1665in" fo:margin-bottom="0.0835in" fo:keep-with-next="always"/>
      <style:text-properties style:font-name="Arial" style:font-name-asian="DejaVu Sans" style:font-name-complex="Tahoma"/>
    </style:style>
    <style:style style:name="P17" style:family="paragraph" style:parent-style-name="Standard" style:list-style-name="L1">
      <style:paragraph-properties fo:margin-left="0.2563in" fo:margin-right="0in" fo:margin-top="0in" fo:margin-bottom="0.0654in" fo:text-indent="-0.0102in" style:auto-text-indent="false">
        <style:tab-stops>
          <style:tab-stop style:position="0in"/>
        </style:tab-stops>
      </style:paragraph-properties>
      <style:text-properties style:font-name="Consolas" fo:font-size="11pt" fo:font-weight="normal" style:font-name-asian="WenQuanYi Zen Hei" style:font-size-asian="11pt" style:font-weight-asian="normal" style:font-size-complex="11pt" style:font-weight-complex="normal"/>
    </style:style>
    <style:style style:name="P18" style:family="paragraph" style:parent-style-name="Standard" style:list-style-name="L1">
      <style:paragraph-properties fo:margin-left="0in" fo:margin-right="0in" fo:margin-top="0in" fo:margin-bottom="0.0654in" fo:text-indent="0in" style:auto-text-indent="false">
        <style:tab-stops>
          <style:tab-stop style:position="0in"/>
        </style:tab-stops>
      </style:paragraph-properties>
      <style:text-properties style:font-name="Consolas" fo:font-size="11pt" fo:font-weight="normal" style:font-name-asian="WenQuanYi Zen Hei" style:font-size-asian="11pt" style:font-weight-asian="normal" style:font-size-complex="11pt" style:font-weight-complex="normal"/>
    </style:style>
    <style:style style:name="P19" style:family="paragraph" style:parent-style-name="Standard" style:list-style-name="L1">
      <style:paragraph-properties fo:margin-left="0.2992in" fo:margin-right="0in" fo:margin-top="0in" fo:margin-bottom="0.0654in" fo:text-indent="0in" style:auto-text-indent="false">
        <style:tab-stops>
          <style:tab-stop style:position="0in"/>
        </style:tab-stops>
      </style:paragraph-properties>
      <style:text-properties style:font-name="Consolas" fo:font-size="11pt" fo:font-weight="normal" style:font-name-asian="WenQuanYi Zen Hei" style:font-size-asian="11pt" style:font-weight-asian="normal" style:font-size-complex="11pt" style:font-weight-complex="normal"/>
    </style:style>
    <style:style style:name="T1" style:family="text">
      <style:text-properties style:font-name="Arial" style:font-name-asian="DejaVu Sans" style:font-name-complex="Tahoma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/>
      <text:h text:style-name="P10" text:outline-level="1">编译原理实验报告</text:h>
      <text:h text:style-name="P10" text:outline-level="1">语法分析程序的设计与实现</text:h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姓 <text:s text:c="3"/>名</text:p>
          </table:table-cell>
          <table:table-cell table:style-name="Table1.A1" office:value-type="string">
            <text:p text:style-name="P3">李劼</text:p>
          </table:table-cell>
        </table:table-row>
        <table:table-row>
          <table:table-cell table:style-name="Table1.A1" office:value-type="string">
            <text:p text:style-name="P3">班 <text:s text:c="3"/>级</text:p>
          </table:table-cell>
          <table:table-cell table:style-name="Table1.A1" office:value-type="string">
            <text:p text:style-name="P1">07409班</text:p>
          </table:table-cell>
        </table:table-row>
        <table:table-row>
          <table:table-cell table:style-name="Table1.A1" office:value-type="string">
            <text:p text:style-name="P3">学 <text:s text:c="3"/>号</text:p>
          </table:table-cell>
          <table:table-cell table:style-name="Table1.A1" office:value-type="string">
            <text:p text:style-name="P3">071202</text:p>
          </table:table-cell>
        </table:table-row>
        <table:table-row>
          <table:table-cell table:style-name="Table1.A1" office:value-type="string">
            <text:p text:style-name="P3">班内序号</text:p>
          </table:table-cell>
          <table:table-cell table:style-name="Table1.A1" office:value-type="string">
            <text:p text:style-name="P3">1</text:p>
          </table:table-cell>
        </table:table-row>
      </table:table>
      <text:p text:style-name="P2"/>
      <text:h text:style-name="P12" text:outline-level="1">一、实验内容</text:h>
      <text:p text:style-name="P9">编写语法分析程序，实现对算术表达式的语法分析。要求所分析算术表达式由如下文法产生：</text:p>
      <text:h text:style-name="P11" text:outline-level="1">二、实验要求</text:h>
      <text:p text:style-name="P5">在对输入表达式进行分析的过程中，输出所采用的产生式。</text:p>
      <text:p text:style-name="P5">方法1：编写递归调用程序实现自顶向下的分析。</text:p>
      <text:p text:style-name="P5">方法2：编写LL(1)语法分析程序，要求如下</text:p>
      <text:list xml:id="list1738852200" text:style-name="L1">
        <text:list-item>
          <text:p text:style-name="P17"><text:s/>编写实现算法4.2，为给定文法自动构造预测分析表。</text:p>
        </text:list-item>
        <text:list-item>
          <text:p text:style-name="P17"><text:s/>编写实现算法4.1，构造LL(1)预测分析表。</text:p>
          <text:p text:style-name="P18">方法3：编写语法分析程序实现自底向上的分析，要求如下：</text:p>
        </text:list-item>
      </text:list>
      <text:list xml:id="list1974599320" text:style-name="L1">
        <text:list-item>
          <text:p text:style-name="P17"><text:s/>构造识别所有活前缀的DFA。</text:p>
        </text:list-item>
        <text:list-item>
          <text:p text:style-name="P17"><text:s/>构造LR分析表。</text:p>
        </text:list-item>
        <text:list-item>
          <text:p text:style-name="P17"><text:s/>编程实现算法4.3，构造LR分析程序。</text:p>
          <text:p text:style-name="P18">方法4：利用YACC自动生成语法分析程序，调用LEX自动生成的自发分析程序。</text:p>
        </text:list-item>
      </text:list>
      <text:h text:style-name="P13" text:outline-level="1">三、实验环境</text:h>
      <text:list xml:id="list635015173" text:continue-numbering="true" text:style-name="L1">
        <text:list-header>
          <text:p text:style-name="P19">Linux Kernel 2.6.31-ARCH</text:p>
          <text:p text:style-name="P19">flex 2.5.35</text:p>
          <text:p text:style-name="P19">GNU bison 2.4.1</text:p>
          <text:p text:style-name="P19">vim 7.2</text:p>
        </text:list-header>
      </text:list>
      <text:h text:style-name="P13" text:outline-level="1">四、实验代码</text:h>
      <text:h text:style-name="Heading_20_2" text:outline-level="2">语法分析yacc.y文件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01</text:p>
            <text:p text:style-name="P4">02</text:p>
            <text:p text:style-name="P4">03</text:p>
            <text:p text:style-name="P4">04</text:p>
            <text:p text:style-name="P4">05</text:p>
            <text:p text:style-name="P4">06</text:p>
            <text:p text:style-name="P4">07</text:p>
            <text:p text:style-name="P4"><text:soft-page-break/>08</text:p>
            <text:p text:style-name="P4">09</text:p>
            <text:p text:style-name="P4">10</text:p>
            <text:p text:style-name="P4">11</text:p>
            <text:p text:style-name="P4">12</text:p>
            <text:p text:style-name="P4">13</text:p>
            <text:p text:style-name="P4">14</text:p>
            <text:p text:style-name="P4">15</text:p>
            <text:p text:style-name="P4">16</text:p>
            <text:p text:style-name="P4">17</text:p>
            <text:p text:style-name="P4">18</text:p>
            <text:p text:style-name="P4">19</text:p>
            <text:p text:style-name="P4">20</text:p>
            <text:p text:style-name="P4">21</text:p>
            <text:p text:style-name="P4">22</text:p>
            <text:p text:style-name="P4">23</text:p>
            <text:p text:style-name="P4">24</text:p>
            <text:p text:style-name="P4">25</text:p>
            <text:p text:style-name="P4">26</text:p>
            <text:p text:style-name="P4">27</text:p>
            <text:p text:style-name="P4">28</text:p>
            <text:p text:style-name="P4">29</text:p>
            <text:p text:style-name="P4">30</text:p>
            <text:p text:style-name="P4">31</text:p>
            <text:p text:style-name="P4">32</text:p>
            <text:p text:style-name="P4">33</text:p>
            <text:p text:style-name="P4">34</text:p>
            <text:p text:style-name="P4">35</text:p>
            <text:p text:style-name="P4">36</text:p>
            <text:p text:style-name="P4">37</text:p>
            <text:p text:style-name="P4">38</text:p>
            <text:p text:style-name="P4">39</text:p>
            <text:p text:style-name="P4">40</text:p>
            <text:p text:style-name="P4">41</text:p>
            <text:p text:style-name="P4">42</text:p>
            <text:p text:style-name="P4">43</text:p>
            <text:p text:style-name="P4">44</text:p>
            <text:p text:style-name="P4">45</text:p>
            <text:p text:style-name="P4">46</text:p>
            <text:p text:style-name="P4">47</text:p>
            <text:p text:style-name="P4">48</text:p>
            <text:p text:style-name="P4">49</text:p>
            <text:p text:style-name="P4">50</text:p>
            <text:p text:style-name="P4">51</text:p>
            <text:p text:style-name="P4">52</text:p>
            <text:p text:style-name="P4">53</text:p>
            <text:p text:style-name="P4">54</text:p>
            <text:p text:style-name="P4">55</text:p>
            <text:p text:style-name="P4">56</text:p>
            <text:p text:style-name="P4">57</text:p>
            <text:p text:style-name="P4">58</text:p>
            <text:p text:style-name="P4">59</text:p>
            <text:p text:style-name="P4"><text:soft-page-break/>60</text:p>
            <text:p text:style-name="P4">61</text:p>
            <text:p text:style-name="P4">62</text:p>
            <text:p text:style-name="P4">63</text:p>
            <text:p text:style-name="P4">64</text:p>
            <text:p text:style-name="P4">65</text:p>
            <text:p text:style-name="P4">66</text:p>
            <text:p text:style-name="P4">67</text:p>
            <text:p text:style-name="P4">68</text:p>
            <text:p text:style-name="P4">69</text:p>
            <text:p text:style-name="P4">70</text:p>
            <text:p text:style-name="P4">71</text:p>
            <text:p text:style-name="P4">72</text:p>
            <text:p text:style-name="P4">73</text:p>
            <text:p text:style-name="P4">74</text:p>
            <text:p text:style-name="P4">75</text:p>
            <text:p text:style-name="P4">76</text:p>
            <text:p text:style-name="P4">77</text:p>
            <text:p text:style-name="P4">78</text:p>
            <text:p text:style-name="P4">79</text:p>
            <text:p text:style-name="P4">80</text:p>
            <text:p text:style-name="P4">81</text:p>
            <text:p text:style-name="P4">82</text:p>
            <text:p text:style-name="P4">83</text:p>
            <text:p text:style-name="P4">84</text:p>
            <text:p text:style-name="P4">85</text:p>
            <text:p text:style-name="P4">86</text:p>
            <text:p text:style-name="P4">87</text:p>
            <text:p text:style-name="P4">88</text:p>
            <text:p text:style-name="P4">89</text:p>
            <text:p text:style-name="P4">90</text:p>
            <text:p text:style-name="P4">91</text:p>
            <text:p text:style-name="P4">92</text:p>
          </table:table-cell>
          <table:table-cell table:style-name="Table2.B1" office:value-type="string">
            <text:p text:style-name="P4"><text:s/>/* yacc源代码 */</text:p>
            <text:p text:style-name="P4">%{ </text:p>
            <text:p text:style-name="P4"><text:s text:c="4"/>#include "symtab.h" </text:p>
            <text:p text:style-name="P4"><text:s text:c="4"/>#include &lt;stdio.h&gt; </text:p>
            <text:p text:style-name="P4"><text:s text:c="4"/>#include &lt;string.h&gt; </text:p>
            <text:p text:style-name="P4"><text:s text:c="5"/></text:p>
            <text:p text:style-name="P4"><text:s text:c="4"/>extern FILE * yyout; </text:p>
            <text:p text:style-name="P4"><text:soft-page-break/>%} </text:p>
            <text:p text:style-name="P4"/>
            <text:p text:style-name="P4">%union { </text:p>
            <text:p text:style-name="P4"><text:s text:c="4"/>double val; </text:p>
            <text:p text:style-name="P4"><text:s text:c="4"/>struct symtab * symp; /* 符号表指针 */</text:p>
            <text:p text:style-name="P4">} </text:p>
            <text:p text:style-name="P4"/>
            <text:p text:style-name="P4">%token &lt;val&gt; NUM </text:p>
            <text:p text:style-name="P4">%token &lt;symp&gt; NAME </text:p>
            <text:p text:style-name="P4"/>
            <text:p text:style-name="P4">%type &lt;val&gt; FACT </text:p>
            <text:p text:style-name="P4">%type &lt;val&gt; EXPR </text:p>
            <text:p text:style-name="P4">%type &lt;val&gt; TERM </text:p>
            <text:p text:style-name="P4"/>
            <text:p text:style-name="P4">%% </text:p>
            <text:p text:style-name="P4"/>
            <text:p text:style-name="P4">LINE : LINE EXPR '\n' </text:p>
            <text:p text:style-name="P4"><text:s text:c="5"/>| EXPR '\n' </text:p>
            <text:p text:style-name="P4"><text:s text:c="5"/>| LINE '\n' </text:p>
            <text:p text:style-name="P4"><text:s text:c="5"/>| '\n' </text:p>
            <text:p text:style-name="P4"><text:s text:c="5"/>; </text:p>
            <text:p text:style-name="P4">/* </text:p>
            <text:p text:style-name="P4">STAT : NAME '=' EXPR { $1-&gt;val = $3; yprintf("id = expr"); } </text:p>
            <text:p text:style-name="P4"><text:s text:c="5"/>| EXPR { yprintf(""); } </text:p>
            <text:p text:style-name="P4"><text:s text:c="5"/>; </text:p>
            <text:p text:style-name="P4">*/ </text:p>
            <text:p text:style-name="P4"/>
            <text:p text:style-name="P4">EXPR : EXPR '+' TERM { $$ = $1 + $3; yprintf("E -&gt; E + T"); } </text:p>
            <text:p text:style-name="P4"><text:s text:c="5"/>| EXPR '-' TERM { $$ = $1 - $3; yprintf("E -&gt; E - T"); } </text:p>
            <text:p text:style-name="P4"><text:s text:c="5"/>| TERM { $$ = $1; yprintf("E -&gt; T"); } </text:p>
            <text:p text:style-name="P4"><text:s text:c="5"/>; </text:p>
            <text:p text:style-name="P4"/>
            <text:p text:style-name="P4">TERM : TERM '*' FACT <text:s/>{ $$ = $1 * $3; yprintf("T -&gt; T * F"); } <text:s/></text:p>
            <text:p text:style-name="P4"><text:s text:c="5"/>| TERM '/' FACT <text:s text:c="7"/></text:p>
            <text:p text:style-name="P4"><text:s text:c="9"/>{ <text:s text:c="11"/></text:p>
            <text:p text:style-name="P4"><text:s text:c="12"/>if ($3 == 0.0) </text:p>
            <text:p text:style-name="P4"><text:s text:c="16"/>yyerror("Error, divide by zero."); </text:p>
            <text:p text:style-name="P4"><text:s text:c="12"/>else <text:s text:c="8"/></text:p>
            <text:p text:style-name="P4"><text:s text:c="16"/>$$ = $1 / $3; </text:p>
            <text:p text:style-name="P4"><text:s text:c="12"/>yprintf("T -&gt; T / F"); </text:p>
            <text:p text:style-name="P4"><text:s text:c="9"/>} <text:s text:c="9"/></text:p>
            <text:p text:style-name="P4"><text:s text:c="5"/>| FACT { $$ = $1; yprintf("T -&gt; F"); } </text:p>
            <text:p text:style-name="P4"><text:s text:c="5"/>; </text:p>
            <text:p text:style-name="P4"/>
            <text:p text:style-name="P4">FACT : NAME { $$ = $1-&gt;val; yprintf("F -&gt; id"); } </text:p>
            <text:p text:style-name="P4"><text:s text:c="5"/>| '(' EXPR ')' { $$ = $2; yprintf("F -&gt; (E)"); } </text:p>
            <text:p text:style-name="P4"><text:s text:c="5"/>| NUM { yprintf("F -&gt; num"); } </text:p>
            <text:p text:style-name="P4"><text:s text:c="5"/>; </text:p>
            <text:p text:style-name="P4">%% </text:p>
            <text:p text:style-name="P4"/>
            <text:p text:style-name="P4">#include "lex.yy.c" </text:p>
            <text:p text:style-name="P4"/>
            <text:p text:style-name="P4"><text:soft-page-break/>int yprintf(char * s) { </text:p>
            <text:p text:style-name="P4"><text:s text:c="4"/>fprintf(yyout, "%s\n", s); </text:p>
            <text:p text:style-name="P4">} </text:p>
            <text:p text:style-name="P4">struct symtab * symlook(char * s) /* 在符号表里检索一个符号 */</text:p>
            <text:p text:style-name="P4">{ </text:p>
            <text:p text:style-name="P4"><text:s text:c="4"/>char * p; </text:p>
            <text:p text:style-name="P4"><text:s text:c="4"/>struct symtab * sp; </text:p>
            <text:p text:style-name="P4"><text:s text:c="4"/>for (sp = symtab; sp &lt; &amp;symtab[SYM_NR]; ++sp) { </text:p>
            <text:p text:style-name="P4"><text:s text:c="8"/>if (sp-&gt;name &amp;&amp; !strcmp(sp-&gt;name, s)) </text:p>
            <text:p text:style-name="P4"><text:s text:c="12"/>return sp; </text:p>
            <text:p text:style-name="P4"><text:s text:c="8"/></text:p>
            <text:p text:style-name="P4"><text:s text:c="8"/>if (!sp-&gt;name) { /* 新符号, 插入符号表 */</text:p>
            <text:p text:style-name="P4"><text:s text:c="12"/>sp-&gt;name = strdup(s); </text:p>
            <text:p text:style-name="P4"><text:s text:c="12"/>return sp; </text:p>
            <text:p text:style-name="P4"><text:s text:c="8"/>} </text:p>
            <text:p text:style-name="P4"><text:s text:c="4"/>} </text:p>
            <text:p text:style-name="P4"><text:s text:c="4"/>yyerror("Too many symbols."); </text:p>
            <text:p text:style-name="P4"><text:s text:c="4"/>exit(1); </text:p>
            <text:p text:style-name="P4">} </text:p>
            <text:p text:style-name="P4"/>
            <text:p text:style-name="P4"/>
            <text:p text:style-name="P4">int main(int argc, char * argv[]) </text:p>
            <text:p text:style-name="P4">{ </text:p>
            <text:p text:style-name="P4"><text:s text:c="4"/>yyin = stdin; </text:p>
            <text:p text:style-name="P4"><text:s text:c="4"/>yyout = stdout; </text:p>
            <text:p text:style-name="P4"><text:s text:c="4"/>while (!feof(yyin)) { </text:p>
            <text:p text:style-name="P4"><text:s text:c="8"/>yyparse(); </text:p>
            <text:p text:style-name="P4"><text:s text:c="4"/>} </text:p>
            <text:p text:style-name="P4"/>
            <text:p text:style-name="P4"><text:s text:c="4"/>return 0; </text:p>
            <text:p text:style-name="P4">} </text:p>
          </table:table-cell>
        </table:table-row>
      </table:table>
      <text:p text:style-name="P6"/>
      <text:h text:style-name="P15" text:outline-level="2">词法分析lex.<text:span text:style-name="T1">l文件</text:span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">01</text:p>
            <text:p text:style-name="P4">02</text:p>
            <text:p text:style-name="P4">03</text:p>
            <text:p text:style-name="P4">04</text:p>
            <text:p text:style-name="P4">05</text:p>
            <text:p text:style-name="P4">06</text:p>
            <text:p text:style-name="P4">07</text:p>
            <text:p text:style-name="P4">08</text:p>
            <text:p text:style-name="P4">09</text:p>
            <text:p text:style-name="P4">10</text:p>
            <text:p text:style-name="P4">11</text:p>
            <text:p text:style-name="P4">12</text:p>
            <text:p text:style-name="P4">13</text:p>
            <text:p text:style-name="P4">14</text:p>
            <text:p text:style-name="P4"><text:soft-page-break/>15</text:p>
            <text:p text:style-name="P4">16</text:p>
            <text:p text:style-name="P4">17</text:p>
            <text:p text:style-name="P4">18</text:p>
            <text:p text:style-name="P4">19</text:p>
            <text:p text:style-name="P4">20</text:p>
            <text:p text:style-name="P4">21</text:p>
            <text:p text:style-name="P4">22</text:p>
            <text:p text:style-name="P4">23</text:p>
            <text:p text:style-name="P4">24</text:p>
            <text:p text:style-name="P4">25</text:p>
            <text:p text:style-name="P4">26</text:p>
            <text:p text:style-name="P4">27</text:p>
            <text:p text:style-name="P4">28</text:p>
            <text:p text:style-name="P4">29</text:p>
            <text:p text:style-name="P4">30</text:p>
            <text:p text:style-name="P4">31</text:p>
            <text:p text:style-name="P4">32</text:p>
            <text:p text:style-name="P4">33</text:p>
            <text:p text:style-name="P4">34</text:p>
            <text:p text:style-name="P4">35</text:p>
            <text:p text:style-name="P4">36</text:p>
            <text:p text:style-name="P4">37</text:p>
            <text:p text:style-name="P4">38</text:p>
            <text:p text:style-name="P4">39</text:p>
            <text:p text:style-name="P4">40</text:p>
            <text:p text:style-name="P4">41</text:p>
            <text:p text:style-name="P4">42</text:p>
            <text:p text:style-name="P4">43</text:p>
          </table:table-cell>
          <table:table-cell table:style-name="Table4.B1" office:value-type="string">
            <text:p text:style-name="P4">%{ </text:p>
            <text:p text:style-name="P4"><text:s text:c="4"/>#include "y.tab.h" </text:p>
            <text:p text:style-name="P4"><text:s text:c="4"/>#include "symtab.h" </text:p>
            <text:p text:style-name="P4"><text:s text:c="4"/>#include &lt;stdlib.h&gt; </text:p>
            <text:p text:style-name="P4"><text:s text:c="4"/>extern FILE * yyout; </text:p>
            <text:p text:style-name="P4">%} </text:p>
            <text:p text:style-name="P4"/>
            <text:p text:style-name="P4">digit <text:s text:c="2"/>[0-9] </text:p>
            <text:p text:style-name="P4">letter <text:s/>[_a-zA-Z] </text:p>
            <text:p text:style-name="P4">integer {digit}+ </text:p>
            <text:p text:style-name="P4">real <text:s text:c="3"/>({digit}+)|({digit}*(\.{digit}+)([Ee][+\-]?{digit}+)?) </text:p>
            <text:p text:style-name="P4">id <text:s text:c="5"/>{letter}({letter}|{digit})* </text:p>
            <text:p text:style-name="P4"/>
            <text:p text:style-name="P4">%% </text:p>
            <text:p text:style-name="P4"><text:soft-page-break/></text:p>
            <text:p text:style-name="P4">[ \t]+ <text:s/>{} </text:p>
            <text:p text:style-name="P4">[\n] <text:s text:c="3"/>{ return '\n'; } </text:p>
            <text:p text:style-name="P4">"+" <text:s text:c="4"/>{ return '+'; } </text:p>
            <text:p text:style-name="P4">"-" <text:s text:c="4"/>{ return '-'; } </text:p>
            <text:p text:style-name="P4">"*" <text:s text:c="4"/>{ return '*'; } </text:p>
            <text:p text:style-name="P4">"/" <text:s text:c="4"/>{ return '/'; } </text:p>
            <text:p text:style-name="P4">"=" <text:s text:c="4"/>{ return '='; } </text:p>
            <text:p text:style-name="P4">"(" <text:s text:c="4"/>{ return '('; } </text:p>
            <text:p text:style-name="P4">")" <text:s text:c="4"/>{ return ')'; } </text:p>
            <text:p text:style-name="P4"/>
            <text:p text:style-name="P4">{integer} <text:s text:c="2"/>{yylval.val = atoi(yytext); return NUM;} </text:p>
            <text:p text:style-name="P4">{real} <text:s text:c="5"/>{yylval.val = atof(yytext); return NUM;} </text:p>
            <text:p text:style-name="P4">{id} <text:s text:c="7"/>{yylval.symp = symlook(yytext); return NAME;} </text:p>
            <text:p text:style-name="P4"/>
            <text:p text:style-name="P4">. <text:s text:c="6"/>{ yyerror("syntax error."); return 0; } </text:p>
            <text:p text:style-name="P4"/>
            <text:p text:style-name="P4">%% </text:p>
            <text:p text:style-name="P4"/>
            <text:p text:style-name="P4">int yywrap() </text:p>
            <text:p text:style-name="P4">{ </text:p>
            <text:p text:style-name="P4"><text:s text:c="4"/>return 1; </text:p>
            <text:p text:style-name="P4">} </text:p>
            <text:p text:style-name="P4"/>
            <text:p text:style-name="P4">int yyerror(char * s) </text:p>
            <text:p text:style-name="P4">{ </text:p>
            <text:p text:style-name="P4"><text:s text:c="4"/>fprintf(stderr, "%s\n", s); </text:p>
            <text:p text:style-name="P4"><text:s text:c="4"/>return 0; </text:p>
            <text:p text:style-name="P4">}</text:p>
          </table:table-cell>
        </table:table-row>
      </table:table>
      <text:p text:style-name="P6">注：lex.l中include的y.tab.h为yacc生成的提供给lex做词法分析的头文件，包含在yacc.y中%token定义的类型的声明。</text:p>
      <text:h text:style-name="Heading_20_2" text:outline-level="2">symtab.h符号表等lex/yacc公用数据定义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">01</text:p>
            <text:p text:style-name="P4">02</text:p>
            <text:p text:style-name="P4">03</text:p>
            <text:p text:style-name="P4">04</text:p>
            <text:p text:style-name="P4">05</text:p>
            <text:p text:style-name="P4">06</text:p>
            <text:p text:style-name="P4">07</text:p>
            <text:p text:style-name="P4">08</text:p>
            <text:p text:style-name="P4">09</text:p>
            <text:p text:style-name="P4">10</text:p>
            <text:p text:style-name="P4">11</text:p>
            <text:p text:style-name="P4">12</text:p>
            <text:p text:style-name="P4">13</text:p>
            <text:p text:style-name="P4">14</text:p>
            <text:p text:style-name="P4">15</text:p>
            <text:p text:style-name="P4">16</text:p>
            <text:p text:style-name="P4">17</text:p>
          </table:table-cell>
          <table:table-cell table:style-name="Table5.B1" office:value-type="string">
            <text:p text:style-name="P4">#ifndef _EXP2_SYMTAB_H_JACKAL_ </text:p>
            <text:p text:style-name="P4">#define _EXP2_SYMTAB_H_JACKAL_ </text:p>
            <text:p text:style-name="P4"/>
            <text:p text:style-name="P4">#define SYM_NR 100 </text:p>
            <text:p text:style-name="P4"/>
            <text:p text:style-name="P4">//enum type{INT, REAL}; </text:p>
            <text:p text:style-name="P4"/>
            <text:p text:style-name="P4">struct symtab { </text:p>
            <text:p text:style-name="P4"><text:s text:c="4"/>char * name; </text:p>
            <text:p text:style-name="P4"><text:s text:c="4"/>double val; </text:p>
            <text:p text:style-name="P4">}symtab[SYM_NR]; </text:p>
            <text:p text:style-name="P4"/>
            <text:p text:style-name="P4">int yywarp(void); </text:p>
            <text:p text:style-name="P4">int yyerror(char *s); </text:p>
            <text:p text:style-name="P4">struct symtab * symlook(char * s); </text:p>
            <text:p text:style-name="P4"/>
            <text:p text:style-name="P4">#endif</text:p>
          </table:table-cell>
        </table:table-row>
      </table:table>
      <text:h text:style-name="P13" text:outline-level="1"><text:soft-page-break/>五、运行测试</text:h>
      <text:h text:style-name="Heading_20_2" text:outline-level="2">编译运行</text:h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>$ yacc -d yacc.y</text:p>
            <text:p text:style-name="P4">$ lex lex.l</text:p>
            <text:p text:style-name="P4">$ gcc y.tab.c -o exp2</text:p>
            <text:p text:style-name="P4">$ ./exp2</text:p>
          </table:table-cell>
        </table:table-row>
      </table:table>
      <text:h text:style-name="P16" text:outline-level="2">输入:a</text:h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8">F -&gt; id </text:p>
            <text:p text:style-name="P8">T -&gt; F </text:p>
            <text:p text:style-name="P8">E -&gt; T </text:p>
          </table:table-cell>
        </table:table-row>
      </table:table>
      <text:h text:style-name="P16" text:outline-level="2">输入:(a+b)*c</text:h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8">F -&gt; id </text:p>
            <text:p text:style-name="P8">T -&gt; F </text:p>
            <text:p text:style-name="P8">E -&gt; T </text:p>
            <text:p text:style-name="P8">F -&gt; id </text:p>
            <text:p text:style-name="P8">T -&gt; F </text:p>
            <text:p text:style-name="P8">E -&gt; E + T </text:p>
            <text:p text:style-name="P8">F -&gt; (E) </text:p>
            <text:p text:style-name="P8">T -&gt; F </text:p>
            <text:p text:style-name="P8">F -&gt; id </text:p>
            <text:p text:style-name="P8">T -&gt; T * F </text:p>
            <text:p text:style-name="P8">E -&gt; T </text:p>
          </table:table-cell>
        </table:table-row>
      </table:table>
      <text:h text:style-name="P16" text:outline-level="2">输入:id/(1+2)</text:h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8">F -&gt; id </text:p>
            <text:p text:style-name="P8">T -&gt; F </text:p>
            <text:p text:style-name="P8">F -&gt; num </text:p>
            <text:p text:style-name="P8">T -&gt; F </text:p>
            <text:p text:style-name="P8">E -&gt; T </text:p>
            <text:p text:style-name="P8">F -&gt; num </text:p>
            <text:p text:style-name="P8">T -&gt; F </text:p>
            <text:p text:style-name="P8">E -&gt; E + T </text:p>
            <text:p text:style-name="P8">F -&gt; (E) </text:p>
            <text:p text:style-name="P8">T -&gt; T / F </text:p>
            <text:p text:style-name="P8">E -&gt; T </text:p>
          </table:table-cell>
        </table:table-row>
      </table:table>
      <text:h text:style-name="P13" text:outline-level="1">六、实验总结</text:h>
      <text:p text:style-name="P7">通过本次实验，学会使用lex＋yacc自动生成词法分析器＋语法分析器。进一步理解了移进－规约的LR语法分析方法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nsolas" svg:font-family="Consolas" style:font-pitch="fixed"/>
    <style:font-face style:name="WenQuanYi Zen Hei" svg:font-family="'WenQuanYi Zen 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>
      <style:text-properties style:font-name="Consolas" fo:font-size="11pt" fo:font-weight="normal" style:font-name-asian="WenQuanYi Zen Hei" style:font-size-asian="11pt" style:font-weight-asian="normal" style:font-size-complex="11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normal" style:font-name-asian="Droid Sans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编译原理实验二 语法分析器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ker Lee</meta:initial-creator>
    <meta:creation-date>2009-11-27T11:16:36</meta:creation-date>
    <dc:date>2009-12-06T13:02:32</dc:date>
    <dc:creator>Joker Lee</dc:creator>
    <meta:editing-duration>PT03H22M36S</meta:editing-duration>
    <meta:editing-cycles>17</meta:editing-cycles>
    <meta:generator>OpenOffice.org/3.1$Linux OpenOffice.org_project/310m19$Build-9420</meta:generator>
    <meta:document-statistic meta:table-count="8" meta:image-count="0" meta:object-count="0" meta:page-count="6" meta:paragraph-count="346" meta:word-count="965" meta:character-count="3977"/>
  </office:meta>
</office:document-meta>
</file>